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5790" officeooo:paragraph-rsid="00045790"/>
    </style:style>
    <style:style style:name="P2" style:family="paragraph" style:parent-style-name="Standard">
      <style:text-properties officeooo:paragraph-rsid="00045790"/>
    </style:style>
    <style:style style:name="P3" style:family="paragraph" style:parent-style-name="Standard">
      <style:text-properties officeooo:paragraph-rsid="0004c1b5"/>
    </style:style>
    <style:style style:name="P4" style:family="paragraph" style:parent-style-name="Standard">
      <style:text-properties officeooo:rsid="0005c87b" officeooo:paragraph-rsid="0005c87b"/>
    </style:style>
    <style:style style:name="P5" style:family="paragraph" style:parent-style-name="Standard">
      <style:text-properties officeooo:rsid="00069e5a" officeooo:paragraph-rsid="0005c87b"/>
    </style:style>
    <style:style style:name="P6" style:family="paragraph" style:parent-style-name="Standard">
      <style:text-properties officeooo:rsid="00069e5a" officeooo:paragraph-rsid="00069e5a"/>
    </style:style>
    <style:style style:name="P7" style:family="paragraph" style:parent-style-name="Standard">
      <style:text-properties officeooo:rsid="0007b64a" officeooo:paragraph-rsid="0007b64a"/>
    </style:style>
    <style:style style:name="T1" style:family="text">
      <style:text-properties officeooo:rsid="00045790"/>
    </style:style>
    <style:style style:name="T2" style:family="text">
      <style:text-properties officeooo:rsid="0004c1b5"/>
    </style:style>
    <style:style style:name="T3" style:family="text">
      <style:text-properties officeooo:rsid="0005c87b"/>
    </style:style>
    <style:style style:name="T4" style:family="text">
      <style:text-properties officeooo:rsid="00069e5a"/>
    </style:style>
    <style:style style:name="T5" style:family="text">
      <style:text-properties officeooo:rsid="0007b6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xt</text:p>
      <text:p text:style-name="P1"/>
      <text:p text:style-name="P2"><text:span text:style-name="T1">AYKO</text:span><text:span text:style-name="T3">L</text:span><text:span text:style-name="T1">ITH</text:span> ~ Wichita, KS, USA ~ 1<text:span text:style-name="T3">9</text:span>.07.2194 full stop newline newline</text:p>
      <text:p text:style-name="P3">Hey there! If you are reading this, it means my signal has finally transmitted successfully. <text:span text:style-name="T1">Even the radios have been struggling the past few months in this wasteland… Anyway, on to why I’ve been sending out this signal. Over two decades </text:span>ago, my <text:span text:style-name="T1">favourite child</text:span> gave me a<text:span text:style-name="T1">n incredibly special and meaningful</text:span> birthday gift. <text:span text:style-name="T1">Although old fashioned, they gave me a letter written in a text file on a USB. I had always valued and cherished this USB, it was incredibly dear to me. After their passing, the USB became my life source, my reason to live. Reading their words every day, every hour, it was the reason I kept going. </text:span><text:span text:style-name="T2">The letter</text:span><text:span text:style-name="T1"> </text:span><text:span text:style-name="T2">is</text:span><text:span text:style-name="T1"> the only thing I </text:span><text:span text:style-name="T2">have</text:span><text:span text:style-name="T1"> left of them, especially now that </text:span><text:span text:style-name="T2">even</text:span><text:span text:style-name="T1"> my memories are fading because of my Alzheimer’s. However, all good things must come to an end, and</text:span> I accidentally dropped <text:span text:style-name="T1">the USB</text:span> in the toilet and <text:span text:style-name="T1">it stopped working</text:span>. Luckily, I backed up the <text:span text:style-name="T1">text</text:span> file to a secure and encrypted cloud storage platform. Unluckily, I stored the decryption key on the now broken USB and <text:span text:style-name="T2">their </text:span>customer support <text:span text:style-name="T2">consists only of unhelpful assholes.</text:span> Luckily, in a feverish daze working alone in my laboratory only when it was gloomy outside, I made my own version of Frankenstein's monster, a game written in Python, with approximately 600 lines of extremely badly written code, which includes the decryption key. Unluckily, the only way to actually decrypt the letter is by completing a set of Sudokus. <text:span text:style-name="T2">However, t</text:span>he radiation has started spreading through my veins more quickly now, and I may perish soon. <text:span text:style-name="T2">My thinking is no longer as clear and fast as it used to be, and solving the Sudokus would take more time than I have. Which is why I need you to solve them and send me the decrypted letter. </text:span>You mustn't dazzle, hurry! Quick, off with you! Good luck! My sanity relies on you solely!</text:p>
      <text:p text:style-name="P3"/>
      <text:p text:style-name="P4">Message<text:span text:style-name="T5">s</text:span></text:p>
      <text:p text:style-name="P4"/>
      <text:p text:style-name="P4">XUNDOARU ~ Winnemucca, NV, USA ~ 30.11.2168 full stop newline newline</text:p>
      <text:p text:style-name="P4">Dear AYKOLITH, How are you doing? I hope that you are well. It has been a while since we have seen each other, we should meet again soon. <text:span text:style-name="T4">Apologies for my silence and distance, the past has not been kind to me. This letter is a difficult one to write, for there are so many things I want to say. The choices are overwhelming, where do I start? It feels as if I could write an entire novel just about you, or at the very least a short story. However, both of those require detailed planning and hours of writing and editing. Sadly, I haven’t got the time for that, so this letter will be more chaotic than a well-written story. That does not mean I did not try my best to make it coherent, it simply seems to be an insurmountable task. I better get started. See you on the other side!</text:span></text:p>
      <text:p text:style-name="P5"/>
      <text:p text:style-name="P6">Perhaps a good place to start would be the characteristics about you I find the most noticeable and admirable. Which is no easy task because I know you decently well, creating nuisance to every characteristic. It is difficult to pick out specific characteristics, because they work together closely to create... you. <text:span text:style-name="T5">The inner workings of those characteristics contain secrets I may never know, making it ever so more difficult. However, I can think back to when I first became a conscious human being, and saw you, truly saw you, for the first time (you are my parent so we’ve known each other since forever, after all).</text:span></text:p>
      <text:p text:style-name="P6"/>
      <text:p text:style-name="P7">One of the first things I noticed about you...</text:p>
      <text:p text:style-name="P4"/>
      <text:p text:style-name="P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23T23:58:00.147863222</meta:creation-date>
    <dc:date>2021-12-24T00:38:12.714783131</dc:date>
    <meta:editing-duration>PT7M29S</meta:editing-duration>
    <meta:editing-cycles>2</meta:editing-cycles>
    <meta:generator>LibreOffice/7.2.3.2$MacOSX_X86_64 LibreOffice_project/d166454616c1632304285822f9c83ce2e660fd92</meta:generator>
    <meta:document-statistic meta:table-count="0" meta:image-count="0" meta:object-count="0" meta:page-count="1" meta:paragraph-count="8" meta:word-count="615" meta:character-count="3416" meta:non-whitespace-character-count="2809"/>
  </office:meta>
</office:document-meta>
</file>